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2f2f2" draw:shadow="hidden"/>
    </style:style>
    <style:style style:name="gr2" style:family="graphic" style:parent-style-name="standard">
      <style:graphic-properties draw:stroke="solid" svg:stroke-width="0.026cm" svg:stroke-color="#000000" svg:stroke-opacity="100%" draw:stroke-linejoin="round" svg:stroke-linecap="round" draw:fill="none" fo:padding-top="0.138cm" fo:padding-bottom="0.138cm" fo:padding-left="0.263cm" fo:padding-right="0.263cm"/>
    </style:style>
    <style:style style:name="gr3" style:family="graphic" style:parent-style-name="standard">
      <style:graphic-properties draw:stroke="none" draw:fill="solid" draw:fill-color="#5b9bd5" draw:shadow="hidden"/>
    </style:style>
    <style:style style:name="gr4" style:family="graphic" style:parent-style-name="standard">
      <style:graphic-properties draw:stroke="none" draw:fill="none" draw:textarea-vertical-align="middle" fo:min-height="0.509cm" fo:min-width="2.54cm" fo:padding-top="0.3cm" fo:padding-bottom="0.3cm" fo:padding-left="0.141cm" fo:padding-right="0.141cm"/>
      <style:paragraph-properties style:writing-mode="lr-tb"/>
    </style:style>
    <style:style style:name="gr5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  <style:paragraph-properties style:writing-mode="lr-tb"/>
    </style:style>
    <style:style style:name="gr6" style:family="graphic" style:parent-style-name="standard">
      <style:graphic-properties draw:stroke="solid" svg:stroke-width="0.026cm" svg:stroke-color="#000000" draw:marker-start="Marker_5f_0" draw:marker-start-width="0.321cm" svg:stroke-opacity="100%" draw:stroke-linejoin="round" svg:stroke-linecap="round" draw:fill="none" fo:padding-top="0.138cm" fo:padding-bottom="0.138cm" fo:padding-left="0.263cm" fo:padding-right="0.263cm"/>
    </style:style>
    <style:style style:name="gr7" style:family="graphic" style:parent-style-name="standard">
      <style:graphic-properties draw:stroke="none" draw:fill="solid" draw:fill-color="#ffffff" draw:opacity="0%" draw:shadow="hidden"/>
    </style:style>
    <style:style style:name="gr8" style:family="graphic" style:parent-style-name="standard">
      <style:graphic-properties draw:stroke="none" draw:fill="none" draw:textarea-vertical-align="middle" fo:min-height="2.963cm" fo:min-width="2.54cm" fo:padding-top="0cm" fo:padding-bottom="0cm" fo:padding-left="0.318cm" fo:padding-right="0cm"/>
      <style:paragraph-properties style:writing-mode="lr-tb"/>
    </style:style>
    <style:style style:name="gr9" style:family="graphic" style:parent-style-name="standard">
      <style:graphic-properties draw:stroke="none" draw:fill="solid" draw:fill-color="#ffffff" draw:shadow="hidden"/>
    </style:style>
    <style:style style:name="gr10" style:family="graphic" style:parent-style-name="standard">
      <style:graphic-properties draw:stroke="dash" draw:stroke-dash="Dash_5f_0" svg:stroke-width="0.026cm" svg:stroke-color="#000000" svg:stroke-opacity="100%" draw:stroke-linejoin="miter" svg:stroke-linecap="butt" draw:fill="none" fo:padding-top="0.138cm" fo:padding-bottom="0.138cm" fo:padding-left="0.263cm" fo:padding-right="0.263cm"/>
    </style:style>
    <style:style style:name="gr11" style:family="graphic" style:parent-style-name="standard">
      <style:graphic-properties draw:stroke="none" draw:fill="none" draw:textarea-vertical-align="middle" fo:min-height="6.35cm" fo:min-width="2.54cm" fo:padding-top="0cm" fo:padding-bottom="0cm" fo:padding-left="0.318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vertical-align="middle" fo:min-height="1.27cm" fo:min-width="2.54cm" fo:padding-top="0cm" fo:padding-bottom="0cm" fo:padding-left="0.318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4.732cm" fo:min-width="2.54cm" fo:padding-top="0cm" fo:padding-bottom="0cm" fo:padding-left="0.318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2.117cm" fo:min-width="2.54cm" fo:padding-top="0cm" fo:padding-bottom="0cm" fo:padding-left="0.318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54cm" fo:min-width="2.54cm" fo:padding-top="0cm" fo:padding-bottom="0cm" fo:padding-left="0.318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vertical-align="middle" fo:min-height="3.387cm" fo:min-width="2.54cm" fo:padding-top="0cm" fo:padding-bottom="0cm" fo:padding-left="0.318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vertical-align="middle" fo:min-height="3.81cm" fo:min-width="2.54cm" fo:padding-top="0cm" fo:padding-bottom="0cm" fo:padding-left="0.318cm" fo:padding-right="0cm"/>
      <style:paragraph-properties style:writing-mode="lr-tb"/>
    </style:style>
    <style:style style:name="P1" style:family="paragraph">
      <loext:graphic-properties draw:fill="solid" draw:fill-color="#f2f2f2"/>
    </style:style>
    <style:style style:name="P2" style:family="paragraph">
      <loext:graphic-properties draw:fill="none"/>
    </style:style>
    <style:style style:name="P3" style:family="paragraph">
      <loext:graphic-properties draw:fill="solid" draw:fill-color="#5b9bd5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style:paragraph-properties fo:margin-left="0cm" fo:margin-right="0cm" fo:margin-top="0cm" fo:margin-bottom="0cm" fo:line-height="12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start" fo:text-indent="0cm" style:writing-mode="lr-tb"/>
    </style:style>
    <style:style style:name="P8" style:family="paragraph">
      <loext:graphic-properties draw:fill="solid" draw:fill-color="#ffffff" draw:opacity="0%"/>
    </style:style>
    <style:style style:name="P9" style:family="paragraph">
      <loext:graphic-properties draw:fill="solid" draw:fill-color="#ffffff"/>
    </style:style>
    <style:style style:name="T1" style:family="text">
      <style:text-properties fo:color="#000000" loext:opacity="100%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loext:opacity="100%" style:font-name="Calibri1" fo:font-size="8pt" style:font-name-asian="Calibri1" style:font-size-asian="8pt" style:font-name-complex="Calibri1" style:font-size-complex="8pt"/>
    </style:style>
    <style:style style:name="T3" style:family="text">
      <style:text-properties fo:color="#000000" loext:opacity="100%" style:font-name="Calibri1" fo:font-size="10pt" style:font-name-asian="Calibri1" style:font-size-asian="10pt" style:font-name-complex="Calibri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Ballad" draw:style-name="dp1" draw:master-page-name="PM0">
        <draw:g>
          <draw:polygon draw:style-name="gr1" draw:text-style-name="P1" draw:layer="layout" svg:width="6.35cm" svg:height="9.552cm" svg:x="1.588cm" svg:y="3.069cm" svg:viewBox="0 0 6351 9553" draw:points="0,9553 6351,9553 6351,0 0,0">
            <text:p/>
          </draw:polygon>
          <draw:polygon draw:style-name="gr2" draw:text-style-name="P2" draw:layer="layout" svg:width="6.35cm" svg:height="9.552cm" svg:x="1.588cm" svg:y="3.069cm" svg:viewBox="0 0 6351 9553" draw:points="0,9553 6351,9553 6351,0 0,0">
            <text:p/>
          </draw:polygon>
        </draw:g>
        <draw:g>
          <draw:polygon draw:style-name="gr3" draw:text-style-name="P3" draw:layer="layout" svg:width="6.35cm" svg:height="1.111cm" svg:x="1.588cm" svg:y="1.958cm" svg:viewBox="0 0 6351 1112" draw:points="0,1112 6351,1112 6351,0 0,0">
            <text:p/>
          </draw:polygon>
          <draw:polygon draw:style-name="gr2" draw:text-style-name="P2" draw:layer="layout" svg:width="6.35cm" svg:height="1.111cm" svg:x="1.588cm" svg:y="1.958cm" svg:viewBox="0 0 6351 1112" draw:points="0,1112 6351,1112 6351,0 0,0">
            <text:p/>
          </draw:polygon>
        </draw:g>
        <draw:frame draw:style-name="gr4" draw:text-style-name="P5" draw:layer="layout" svg:width="6.35cm" svg:height="1.109cm" svg:x="1.588cm" svg:y="1.959cm">
          <draw:text-box>
            <text:p text:style-name="P4"><text:span text:style-name="T1">Profile</text:span></text:p>
          </draw:text-box>
        </draw:frame>
        <draw:g>
          <draw:polygon draw:style-name="gr1" draw:text-style-name="P1" draw:layer="layout" svg:width="6.35cm" svg:height="5.741cm" svg:x="1.587cm" svg:y="13.943cm" svg:viewBox="0 0 6351 5742" draw:points="0,5742 6351,5742 6351,0 0,0">
            <text:p/>
          </draw:polygon>
          <draw:polygon draw:style-name="gr2" draw:text-style-name="P2" draw:layer="layout" svg:width="6.35cm" svg:height="5.741cm" svg:x="1.587cm" svg:y="13.943cm" svg:viewBox="0 0 6351 5742" draw:points="0,5742 6351,5742 6351,0 0,0">
            <text:p/>
          </draw:polygon>
        </draw:g>
        <draw:g>
          <draw:polygon draw:style-name="gr3" draw:text-style-name="P3" draw:layer="layout" svg:width="6.35cm" svg:height="1.111cm" svg:x="1.588cm" svg:y="12.832cm" svg:viewBox="0 0 6351 1112" draw:points="0,1112 6351,1112 6351,0 0,0">
            <text:p/>
          </draw:polygon>
          <draw:polygon draw:style-name="gr2" draw:text-style-name="P2" draw:layer="layout" svg:width="6.35cm" svg:height="1.111cm" svg:x="1.588cm" svg:y="12.832cm" svg:viewBox="0 0 6351 1112" draw:points="0,1112 6351,1112 6351,0 0,0">
            <text:p/>
          </draw:polygon>
        </draw:g>
        <draw:frame draw:style-name="gr4" draw:text-style-name="P5" draw:layer="layout" svg:width="6.35cm" svg:height="1.109cm" svg:x="1.588cm" svg:y="12.834cm">
          <draw:text-box>
            <text:p text:style-name="P4"><text:span text:style-name="T1">Recordings</text:span></text:p>
          </draw:text-box>
        </draw:frame>
        <draw:g>
          <draw:polygon draw:style-name="gr1" draw:text-style-name="P1" draw:layer="layout" svg:width="6.35cm" svg:height="5.319cm" svg:x="10.874cm" svg:y="13.864cm" svg:viewBox="0 0 6351 5320" draw:points="0,5320 6351,5320 6351,0 0,0">
            <text:p/>
          </draw:polygon>
          <draw:polygon draw:style-name="gr2" draw:text-style-name="P2" draw:layer="layout" svg:width="6.35cm" svg:height="5.319cm" svg:x="10.874cm" svg:y="13.864cm" svg:viewBox="0 0 6351 5320" draw:points="0,5320 6351,5320 6351,0 0,0">
            <text:p/>
          </draw:polygon>
        </draw:g>
        <draw:g>
          <draw:polygon draw:style-name="gr3" draw:text-style-name="P3" draw:layer="layout" svg:width="6.35cm" svg:height="1.111cm" svg:x="10.874cm" svg:y="12.753cm" svg:viewBox="0 0 6351 1112" draw:points="0,1112 6351,1112 6351,0 0,0">
            <text:p/>
          </draw:polygon>
          <draw:polygon draw:style-name="gr2" draw:text-style-name="P2" draw:layer="layout" svg:width="6.35cm" svg:height="1.111cm" svg:x="10.874cm" svg:y="12.753cm" svg:viewBox="0 0 6351 1112" draw:points="0,1112 6351,1112 6351,0 0,0">
            <text:p/>
          </draw:polygon>
        </draw:g>
        <draw:frame draw:style-name="gr4" draw:text-style-name="P5" draw:layer="layout" svg:width="6.35cm" svg:height="1.109cm" svg:x="10.874cm" svg:y="12.754cm">
          <draw:text-box>
            <text:p text:style-name="P4"><text:span text:style-name="T1">Sheet Music</text:span></text:p>
          </draw:text-box>
        </draw:frame>
        <draw:g>
          <draw:polygon draw:style-name="gr1" draw:text-style-name="P1" draw:layer="layout" svg:width="6.35cm" svg:height="6.165cm" svg:x="10.795cm" svg:y="3.034cm" svg:viewBox="0 0 6351 6166" draw:points="0,6166 6351,6166 6351,0 0,0">
            <text:p/>
          </draw:polygon>
          <draw:polygon draw:style-name="gr2" draw:text-style-name="P2" draw:layer="layout" svg:width="6.35cm" svg:height="6.165cm" svg:x="10.795cm" svg:y="3.034cm" svg:viewBox="0 0 6351 6166" draw:points="0,6166 6351,6166 6351,0 0,0">
            <text:p/>
          </draw:polygon>
        </draw:g>
        <draw:g>
          <draw:polygon draw:style-name="gr3" draw:text-style-name="P3" draw:layer="layout" svg:width="6.35cm" svg:height="1.111cm" svg:x="10.795cm" svg:y="1.922cm" svg:viewBox="0 0 6351 1112" draw:points="0,1112 6351,1112 6351,0 0,0">
            <text:p/>
          </draw:polygon>
          <draw:polygon draw:style-name="gr2" draw:text-style-name="P2" draw:layer="layout" svg:width="6.35cm" svg:height="1.111cm" svg:x="10.795cm" svg:y="1.922cm" svg:viewBox="0 0 6351 1112" draw:points="0,1112 6351,1112 6351,0 0,0">
            <text:p/>
          </draw:polygon>
        </draw:g>
        <draw:frame draw:style-name="gr4" draw:text-style-name="P5" draw:layer="layout" svg:width="6.35cm" svg:height="1.109cm" svg:x="10.795cm" svg:y="1.924cm">
          <draw:text-box>
            <text:p text:style-name="P4"><text:span text:style-name="T1">Account</text:span></text:p>
          </draw:text-box>
        </draw:frame>
        <draw:polyline draw:style-name="gr2" draw:text-style-name="P2" draw:layer="layout" svg:width="2.858cm" svg:height="10.063cm" svg:x="7.938cm" svg:y="5.561cm" svg:viewBox="0 0 2859 10064" draw:points="0,10064 1271,10064 1271,0 2859,0">
          <text:p/>
        </draw:polyline>
        <draw:frame draw:style-name="gr5" draw:text-style-name="P5" draw:layer="layout" svg:width="5.362cm" svg:height="0.706cm" svg:x="5.75cm" svg:y="14.164cm">
          <draw:text-box>
            <text:p text:style-name="P6"><text:span text:style-name="T2">0..*</text:span></text:p>
          </draw:text-box>
        </draw:frame>
        <draw:frame draw:style-name="gr5" draw:text-style-name="P5" draw:layer="layout" svg:width="5.362cm" svg:height="0.706cm" svg:x="10.954cm" svg:y="12.188cm">
          <draw:text-box>
            <text:p text:style-name="P6"><text:span text:style-name="T2">0..*</text:span></text:p>
          </draw:text-box>
        </draw:frame>
        <draw:frame draw:style-name="gr5" draw:text-style-name="P5" draw:layer="layout" svg:width="5.362cm" svg:height="0.706cm" svg:x="10.874cm" svg:y="9.119cm">
          <draw:text-box>
            <text:p text:style-name="P6"><text:span text:style-name="T2">0..*</text:span></text:p>
          </draw:text-box>
        </draw:frame>
        <draw:polyline draw:style-name="gr6" draw:text-style-name="P2" draw:layer="layout" svg:width="9.208cm" svg:height="1.305cm" svg:x="4.763cm" svg:y="0.652cm" svg:viewBox="0 0 9209 1306" draw:points="9209,1270 9209,0 0,0 0,1306">
          <text:p/>
        </draw:polyline>
        <draw:polyline draw:style-name="gr2" draw:text-style-name="P2" draw:layer="layout" svg:width="0.079cm" svg:height="3.554cm" svg:x="13.97cm" svg:y="9.199cm" svg:viewBox="0 0 80 3555" draw:points="80,3555 80,2284 0,2284 0,0">
          <text:p/>
        </draw:polyline>
        <draw:frame draw:style-name="gr5" draw:text-style-name="P5" draw:layer="layout" svg:width="5.362cm" svg:height="0.706cm" svg:x="7.796cm" svg:y="4.277cm">
          <draw:text-box>
            <text:p text:style-name="P6"><text:span text:style-name="T2">1..*</text:span></text:p>
          </draw:text-box>
        </draw:frame>
        <draw:g>
          <draw:polygon draw:style-name="gr1" draw:text-style-name="P1" draw:layer="layout" svg:width="6.35cm" svg:height="6.589cm" svg:x="18.733cm" svg:y="12.594cm" svg:viewBox="0 0 6351 6590" draw:points="0,6590 6351,6590 6351,0 0,0">
            <text:p/>
          </draw:polygon>
          <draw:polygon draw:style-name="gr2" draw:text-style-name="P2" draw:layer="layout" svg:width="6.35cm" svg:height="6.589cm" svg:x="18.733cm" svg:y="12.594cm" svg:viewBox="0 0 6351 6590" draw:points="0,6590 6351,6590 6351,0 0,0">
            <text:p/>
          </draw:polygon>
        </draw:g>
        <draw:g>
          <draw:polygon draw:style-name="gr3" draw:text-style-name="P3" draw:layer="layout" svg:width="6.35cm" svg:height="1.111cm" svg:x="18.733cm" svg:y="11.482cm" svg:viewBox="0 0 6351 1112" draw:points="0,1112 6351,1112 6351,0 0,0">
            <text:p/>
          </draw:polygon>
          <draw:polygon draw:style-name="gr2" draw:text-style-name="P2" draw:layer="layout" svg:width="6.35cm" svg:height="1.111cm" svg:x="18.733cm" svg:y="11.482cm" svg:viewBox="0 0 6351 1112" draw:points="0,1112 6351,1112 6351,0 0,0">
            <text:p/>
          </draw:polygon>
        </draw:g>
        <draw:frame draw:style-name="gr4" draw:text-style-name="P7" draw:layer="layout" svg:width="6.35cm" svg:height="1.109cm" svg:x="18.733cm" svg:y="11.484cm">
          <draw:text-box>
            <text:p text:style-name="P4"><text:span text:style-name="T1">Jam Session</text:span></text:p>
          </draw:text-box>
        </draw:frame>
        <draw:polyline draw:style-name="gr2" draw:text-style-name="P2" draw:layer="layout" svg:width="17.145cm" svg:height="1.27cm" svg:x="4.761cm" svg:y="19.685cm" svg:viewBox="0 0 17146 1271" draw:points="0,0 0,1271 17146,1271 17146,768">
          <text:p/>
        </draw:polyline>
        <draw:frame draw:style-name="gr5" draw:text-style-name="P5" draw:layer="layout" svg:width="5.362cm" svg:height="0.706cm" svg:x="2.54cm" svg:y="19.05cm">
          <draw:text-box>
            <text:p text:style-name="P6"><text:span text:style-name="T2">1</text:span></text:p>
          </draw:text-box>
        </draw:frame>
        <draw:frame draw:style-name="gr5" draw:text-style-name="P5" draw:layer="layout" svg:width="5.362cm" svg:height="0.706cm" svg:x="18.812cm" svg:y="19.103cm">
          <draw:text-box>
            <text:p text:style-name="P6"><text:span text:style-name="T2">0..*</text:span></text:p>
          </draw:text-box>
        </draw:frame>
        <draw:g>
          <draw:polygon draw:style-name="gr7" draw:text-style-name="P8" draw:layer="layout" svg:width="6.191cm" svg:height="2.963cm" svg:x="1.667cm" svg:y="3.148cm" svg:viewBox="0 0 6192 2964" draw:points="0,2964 6192,2964 6192,0 0,0">
            <text:p/>
          </draw:polygon>
          <draw:frame draw:style-name="gr8" draw:text-style-name="P5" draw:layer="layout" svg:width="6.191cm" svg:height="2.963cm" svg:x="1.667cm" svg:y="3.148cm">
            <draw:text-box>
              <text:p text:style-name="P4"><text:span text:style-name="T3">-username: string</text:span></text:p>
              <text:p text:style-name="P4"><text:span text:style-name="T3">-location: string</text:span></text:p>
              <text:p text:style-name="P4"><text:span text:style-name="T3">-instruments: string</text:span></text:p>
              <text:p text:style-name="P4"><text:span text:style-name="T3">-skillLevel: <text:s/>string</text:span></text:p>
              <text:p text:style-name="P4"><text:span text:style-name="T3">-picture: Picture</text:span></text:p>
              <text:p text:style-name="P4"><text:span text:style-name="T3">-friends: string</text:span></text:p>
              <text:p text:style-name="P4"><text:span text:style-name="T3">-uniqueCode: integer</text:span></text:p>
            </draw:text-box>
          </draw:frame>
        </draw:g>
        <draw:g>
          <draw:polygon draw:style-name="gr9" draw:text-style-name="P9" draw:layer="layout" svg:width="6.19cm" svg:height="0cm" svg:x="1.667cm" svg:y="6.151cm" svg:viewBox="0 0 6191 0" draw:points="0,0 6191,0">
            <text:p/>
          </draw:polygon>
          <draw:line draw:style-name="gr10" draw:text-style-name="P2" draw:layer="layout" svg:x1="1.667cm" svg:y1="6.151cm" svg:x2="7.858cm" svg:y2="6.151cm">
            <text:p/>
          </draw:line>
        </draw:g>
        <draw:g>
          <draw:polygon draw:style-name="gr7" draw:text-style-name="P8" draw:layer="layout" svg:width="6.191cm" svg:height="6.35cm" svg:x="1.667cm" svg:y="6.191cm" svg:viewBox="0 0 6192 6351" draw:points="0,6351 6192,6351 6192,0 0,0">
            <text:p/>
          </draw:polygon>
          <draw:frame draw:style-name="gr11" draw:text-style-name="P5" draw:layer="layout" svg:width="6.191cm" svg:height="6.35cm" svg:x="1.667cm" svg:y="6.191cm">
            <draw:text-box>
              <text:p text:style-name="P4"><text:span text:style-name="T3">+createProfile(username, location, instruments, skillLevel, picture, uniqueCode)</text:span></text:p>
              <text:p text:style-name="P4"><text:span text:style-name="T3">+displayProfile(username, location, instruments, skillLevel, picture, friends, uniqueCode)</text:span></text:p>
              <text:p text:style-name="P4"><text:span text:style-name="T3">+addFriend(uniqueCode)</text:span></text:p>
              <text:p text:style-name="P4"><text:span text:style-name="T3">+removeFriend(friends)</text:span></text:p>
              <text:p text:style-name="P4"><text:span text:style-name="T3">+changeUsername(username)</text:span></text:p>
              <text:p text:style-name="P4"><text:span text:style-name="T3">+changeLocation(location)</text:span></text:p>
              <text:p text:style-name="P4"><text:span text:style-name="T3">+changeInstruments(instruments)</text:span></text:p>
              <text:p text:style-name="P4"><text:span text:style-name="T3">+changeSkillLevel(skillLevel)</text:span></text:p>
              <text:p text:style-name="P4"><text:span text:style-name="T3">+changePicture(picture)</text:span></text:p>
              <text:p text:style-name="P4"><text:span text:style-name="T3">+deleteProfile(): boolean</text:span></text:p>
            </draw:text-box>
          </draw:frame>
        </draw:g>
        <draw:g>
          <draw:polygon draw:style-name="gr7" draw:text-style-name="P8" draw:layer="layout" svg:width="6.191cm" svg:height="1.27cm" svg:x="1.667cm" svg:y="14.023cm" svg:viewBox="0 0 6192 1271" draw:points="0,1271 6192,1271 6192,0 0,0">
            <text:p/>
          </draw:polygon>
          <draw:frame draw:style-name="gr12" draw:text-style-name="P5" draw:layer="layout" svg:width="6.191cm" svg:height="1.27cm" svg:x="1.667cm" svg:y="14.023cm">
            <draw:text-box>
              <text:p text:style-name="P4"><text:span text:style-name="T3">-videoFiles: VideoFiles</text:span></text:p>
              <text:p text:style-name="P4"><text:span text:style-name="T3">-videoSlider: Slider</text:span></text:p>
              <text:p text:style-name="P4"><text:span text:style-name="T3">-fileName: string</text:span></text:p>
            </draw:text-box>
          </draw:frame>
        </draw:g>
        <draw:g>
          <draw:polygon draw:style-name="gr9" draw:text-style-name="P9" draw:layer="layout" svg:width="6.19cm" svg:height="0cm" svg:x="1.667cm" svg:y="15.332cm" svg:viewBox="0 0 6191 0" draw:points="0,0 6191,0">
            <text:p/>
          </draw:polygon>
          <draw:line draw:style-name="gr10" draw:text-style-name="P2" draw:layer="layout" svg:x1="1.667cm" svg:y1="15.332cm" svg:x2="7.858cm" svg:y2="15.332cm">
            <text:p/>
          </draw:line>
        </draw:g>
        <draw:g>
          <draw:polygon draw:style-name="gr7" draw:text-style-name="P8" draw:layer="layout" svg:width="6.191cm" svg:height="3.7cm" svg:x="1.667cm" svg:y="15.727cm" svg:viewBox="0 0 6192 3701" draw:points="0,3701 6192,3701 6192,0 0,0">
            <text:p/>
          </draw:polygon>
          <draw:frame draw:style-name="gr13" draw:text-style-name="P7" draw:layer="layout" svg:width="6.191cm" svg:height="4.732cm" svg:x="1.667cm" svg:y="15.212cm">
            <draw:text-box>
              <text:p text:style-name="P4"><text:span text:style-name="T3">+createFile(fileName): recording</text:span></text:p>
              <text:p text:style-name="P4"><text:span text:style-name="T3">+playFile(videoFiles, videoSlider)</text:span></text:p>
              <text:p text:style-name="P4"><text:span text:style-name="T3">+renameFile(fileName)</text:span></text:p>
              <text:p text:style-name="P4"><text:span text:style-name="T3">+searchFile(fileName)</text:span></text:p>
              <text:p text:style-name="P4"><text:span text:style-name="T3">+fastForward(videoSlider)</text:span></text:p>
              <text:p text:style-name="P4"><text:span text:style-name="T3">+rewind(videoSlider)</text:span></text:p>
              <text:p text:style-name="P4"><text:span text:style-name="T3">+moveSlider(videoSlider)</text:span></text:p>
              <text:p text:style-name="P4"><text:span text:style-name="T3">+pauseResumeRecording(): boolean</text:span></text:p>
              <text:p text:style-name="P4"><text:span text:style-name="T3">+deleteFile(): boolean</text:span></text:p>
            </draw:text-box>
          </draw:frame>
        </draw:g>
        <draw:g>
          <draw:polygon draw:style-name="gr7" draw:text-style-name="P8" draw:layer="layout" svg:width="6.191cm" svg:height="2.117cm" svg:x="10.954cm" svg:y="13.943cm" svg:viewBox="0 0 6192 2118" draw:points="0,2118 6192,2118 6192,0 0,0">
            <text:p/>
          </draw:polygon>
          <draw:frame draw:style-name="gr14" draw:text-style-name="P5" draw:layer="layout" svg:width="6.191cm" svg:height="2.117cm" svg:x="10.954cm" svg:y="13.943cm">
            <draw:text-box>
              <text:p text:style-name="P4"><text:span text:style-name="T3">-sheets: Sheets</text:span></text:p>
              <text:p text:style-name="P4"><text:span text:style-name="T3">-title: string</text:span></text:p>
              <text:p text:style-name="P4"><text:span text:style-name="T3">-length: integer</text:span></text:p>
              <text:p text:style-name="P4"><text:span text:style-name="T3">-composer: string</text:span></text:p>
              <text:p text:style-name="P4"><text:span text:style-name="T3">-dateCreated: date</text:span></text:p>
            </draw:text-box>
          </draw:frame>
        </draw:g>
        <draw:g>
          <draw:polygon draw:style-name="gr9" draw:text-style-name="P9" draw:layer="layout" svg:width="6.19cm" svg:height="0cm" svg:x="10.954cm" svg:y="16.1cm" svg:viewBox="0 0 6191 0" draw:points="0,0 6191,0">
            <text:p/>
          </draw:polygon>
          <draw:line draw:style-name="gr10" draw:text-style-name="P2" draw:layer="layout" svg:x1="10.954cm" svg:y1="16.1cm" svg:x2="17.145cm" svg:y2="16.1cm">
            <text:p/>
          </draw:line>
        </draw:g>
        <draw:g>
          <draw:polygon draw:style-name="gr7" draw:text-style-name="P8" draw:layer="layout" svg:width="6.191cm" svg:height="2.963cm" svg:x="10.954cm" svg:y="16.139cm" svg:viewBox="0 0 6192 2964" draw:points="0,2964 6192,2964 6192,0 0,0">
            <text:p/>
          </draw:polygon>
          <draw:frame draw:style-name="gr8" draw:text-style-name="P5" draw:layer="layout" svg:width="6.191cm" svg:height="2.963cm" svg:x="10.954cm" svg:y="16.139cm">
            <draw:text-box>
              <text:p text:style-name="P4"><text:span text:style-name="T3">+purchaseSheet()</text:span></text:p>
              <text:p text:style-name="P4"><text:span text:style-name="T3">+searchSheet(title, length, composer, dateCreated)</text:span></text:p>
              <text:p text:style-name="P4"><text:span text:style-name="T3">+filterSheets(title, length, composer, dateCreated)</text:span></text:p>
              <text:p text:style-name="P4"><text:span text:style-name="T3">+viewSheet(sheets)</text:span></text:p>
              <text:p text:style-name="P4"><text:span text:style-name="T3">+deleteSheet(title): boolean</text:span></text:p>
            </draw:text-box>
          </draw:frame>
        </draw:g>
        <draw:g>
          <draw:polygon draw:style-name="gr7" draw:text-style-name="P8" draw:layer="layout" svg:width="6.191cm" svg:height="2.54cm" svg:x="10.874cm" svg:y="3.113cm" svg:viewBox="0 0 6192 2541" draw:points="0,2541 6192,2541 6192,0 0,0">
            <text:p/>
          </draw:polygon>
          <draw:frame draw:style-name="gr15" draw:text-style-name="P5" draw:layer="layout" svg:width="6.191cm" svg:height="2.54cm" svg:x="10.874cm" svg:y="3.113cm">
            <draw:text-box>
              <text:p text:style-name="P4"><text:span text:style-name="T3">-profile: Profile</text:span></text:p>
              <text:p text:style-name="P4"><text:span text:style-name="T3">-recordings: Recordings</text:span></text:p>
              <text:p text:style-name="P4"><text:span text:style-name="T3">-sheetMusic: SheetMusic</text:span></text:p>
              <text:p text:style-name="P4"><text:span text:style-name="T3">-password: string</text:span></text:p>
              <text:p text:style-name="P4"><text:span text:style-name="T3">-securityQuestion: string</text:span></text:p>
              <text:p text:style-name="P4"><text:span text:style-name="T3">-emailAddress: string</text:span></text:p>
            </draw:text-box>
          </draw:frame>
        </draw:g>
        <draw:g>
          <draw:polygon draw:style-name="gr9" draw:text-style-name="P9" draw:layer="layout" svg:width="6.19cm" svg:height="0cm" svg:x="10.874cm" svg:y="5.693cm" svg:viewBox="0 0 6191 0" draw:points="0,0 6191,0">
            <text:p/>
          </draw:polygon>
          <draw:line draw:style-name="gr10" draw:text-style-name="P2" draw:layer="layout" svg:x1="10.874cm" svg:y1="5.693cm" svg:x2="17.065cm" svg:y2="5.693cm">
            <text:p/>
          </draw:line>
        </draw:g>
        <draw:g>
          <draw:polygon draw:style-name="gr7" draw:text-style-name="P8" draw:layer="layout" svg:width="6.191cm" svg:height="3.387cm" svg:x="10.874cm" svg:y="5.733cm" svg:viewBox="0 0 6192 3388" draw:points="0,3388 6192,3388 6192,0 0,0">
            <text:p/>
          </draw:polygon>
          <draw:frame draw:style-name="gr16" draw:text-style-name="P5" draw:layer="layout" svg:width="6.191cm" svg:height="3.387cm" svg:x="10.874cm" svg:y="5.733cm">
            <draw:text-box>
              <text:p text:style-name="P4"><text:span text:style-name="T3">+createAccount(emailAddress, password, securityQuestion): User</text:span></text:p>
              <text:p text:style-name="P4"><text:span text:style-name="T3">+viewProfile(profile)</text:span></text:p>
              <text:p text:style-name="P4"><text:span text:style-name="T3">+viewRecordings(recordings)</text:span></text:p>
              <text:p text:style-name="P4"><text:span text:style-name="T3">+viewSheetMusic(sheetMusic)</text:span></text:p>
              <text:p text:style-name="P4"><text:span text:style-name="T3">+changePassword(password, securityQuestion)</text:span></text:p>
              <text:p text:style-name="P4"><text:span text:style-name="T3">+deleteAccount(): boolean</text:span></text:p>
            </draw:text-box>
          </draw:frame>
        </draw:g>
        <draw:g>
          <draw:polygon draw:style-name="gr7" draw:text-style-name="P8" draw:layer="layout" svg:width="6.191cm" svg:height="2.54cm" svg:x="18.812cm" svg:y="12.673cm" svg:viewBox="0 0 6192 2541" draw:points="0,2541 6192,2541 6192,0 0,0">
            <text:p/>
          </draw:polygon>
          <draw:frame draw:style-name="gr15" draw:text-style-name="P5" draw:layer="layout" svg:width="6.191cm" svg:height="2.54cm" svg:x="18.812cm" svg:y="12.673cm">
            <draw:text-box>
              <text:p text:style-name="P4"><text:span text:style-name="T3">-friendList: friends </text:span></text:p>
              <text:p text:style-name="P4"><text:span text:style-name="T3">-recordings: Recordings</text:span></text:p>
              <text:p text:style-name="P4"><text:span text:style-name="T3">-instruments: string</text:span></text:p>
              <text:p text:style-name="P4"><text:span text:style-name="T3">-videoQuality: integer</text:span></text:p>
              <text:p text:style-name="P4"><text:span text:style-name="T3">-videoFormat: string</text:span></text:p>
              <text:p text:style-name="P4"><text:span text:style-name="T3">-optionsList</text:span></text:p>
            </draw:text-box>
          </draw:frame>
        </draw:g>
        <draw:g>
          <draw:polygon draw:style-name="gr9" draw:text-style-name="P9" draw:layer="layout" svg:width="6.19cm" svg:height="0cm" svg:x="18.812cm" svg:y="15.253cm" svg:viewBox="0 0 6191 0" draw:points="0,0 6191,0">
            <text:p/>
          </draw:polygon>
          <draw:line draw:style-name="gr10" draw:text-style-name="P2" draw:layer="layout" svg:x1="18.812cm" svg:y1="15.253cm" svg:x2="25.003cm" svg:y2="15.253cm">
            <text:p/>
          </draw:line>
        </draw:g>
        <draw:g>
          <draw:polygon draw:style-name="gr7" draw:text-style-name="P8" draw:layer="layout" svg:width="6.191cm" svg:height="3.81cm" svg:x="18.812cm" svg:y="15.293cm" svg:viewBox="0 0 6192 3811" draw:points="0,3811 6192,3811 6192,0 0,0">
            <text:p/>
          </draw:polygon>
          <draw:frame draw:style-name="gr17" draw:text-style-name="P5" draw:layer="layout" svg:width="6.191cm" svg:height="3.81cm" svg:x="18.812cm" svg:y="15.293cm">
            <draw:text-box>
              <text:p text:style-name="P4"><text:span text:style-name="T3">+startRandomJam(instruments)</text:span></text:p>
              <text:p text:style-name="P4"><text:span text:style-name="T3">+endRandomJam()</text:span></text:p>
              <text:p text:style-name="P4"><text:span text:style-name="T3">+startPrivateJam(friendList)</text:span></text:p>
              <text:p text:style-name="P4"><text:span text:style-name="T3">+endPrivateJam()</text:span></text:p>
              <text:p text:style-name="P4"><text:span text:style-name="T3">+startRecording()</text:span></text:p>
              <text:p text:style-name="P4"><text:span text:style-name="T3">+endRecording(recordings)</text:span></text:p>
              <text:p text:style-name="P4"><text:span text:style-name="T3">+changeFormat(videoFormat)</text:span></text:p>
              <text:p text:style-name="P4"><text:span text:style-name="T3">+changeQuality(videoQuality)</text:span></text:p>
              <text:p text:style-name="P4"><text:span text:style-name="T3">+viewOptions(optionsList)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arker_5f_0" draw:display-name="Marker_0" svg:viewBox="0 0 20 30" svg:d="M10 0l-10 30h20z"/>
    <draw:stroke-dash draw:name="Dash_5f_0" draw:display-name="Dash_0" draw:style="rect" draw:dots1="1" draw:dots1-length="200%" draw:dots2="1" draw:dots2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1-12-18T22:07:18.710000000</dc:date>
    <dc:language>en-US</dc:language>
    <meta:creation-date>2021-12-01T21:06:24Z</meta:creation-date>
    <meta:initial-creator>dupee.calvin</meta:initial-creator>
    <meta:generator>LibreOffice/7.2.4.1$Windows_X86_64 LibreOffice_project/27d75539669ac387bb498e35313b970b7fe9c4f9</meta:generator>
    <meta:editing-duration>PT3H59M18S</meta:editing-duration>
    <meta:editing-cycles>20</meta:editing-cycles>
    <meta:document-statistic meta:object-count="90"/>
    <meta:template xlink:type="simple" xlink:actuate="onRequest" xlink:title="USTRME_U.vstx" xlink:href=""/>
  </office:meta>
</office:document-meta>
</file>